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0.9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370.0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EmergencyWak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Würth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Wuerth:79523141</text:p>
          </table:table-cell>
          <table:table-cell office:value-type="float" office:value="79523141" calcext:value-type="float">
            <text:p>79523141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float" office:value="173950378" calcext:value-type="float">
            <text:p>173950378</text:p>
          </table:table-cell>
          <table:table-cell office:value-type="string" calcext:value-type="string">
            <text:p>Converter_DCDC:Converter_DCDC_RECOM_R-78B-2.0_THT</text:p>
          </table:table-cell>
          <table:table-cell office:value-type="float" office:value="173950378" calcext:value-type="float">
            <text:p>173950378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Inductor_SMD:L_Wuerth_WE-PD-Typ-7345</text:p>
          </table:table-cell>
          <table:table-cell office:value-type="float" office:value="7447773330" calcext:value-type="float">
            <text:p>7447773330</text:p>
          </table:table-cell>
          <table:table-cell/>
        </table:table-row>
        <table:table-row table:style-name="ro1">
          <table:table-cell office:value-type="string" calcext:value-type="string">
            <text:p>SW4,SW3,S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Wuerth:436351045816</text:p>
          </table:table-cell>
          <table:table-cell office:value-type="float" office:value="436351045816" calcext:value-type="float">
            <text:p>436351045816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Wuerth:452404020202</text:p>
          </table:table-cell>
          <table:table-cell office:value-type="float" office:value="452404020202" calcext:value-type="float">
            <text:p>452404020202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Wuerth:561070332057</text:p>
          </table:table-cell>
          <table:table-cell office:value-type="float" office:value="561070332057" calcext:value-type="float">
            <text:p>561070332057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Wuerth:632723300011</text:p>
          </table:table-cell>
          <table:table-cell office:value-type="float" office:value="632723300011" calcext:value-type="float">
            <text:p>632723300011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_Det</text:p>
          </table:table-cell>
          <table:table-cell office:value-type="string" calcext:value-type="string">
            <text:p>Wuerth:693071020811</text:p>
          </table:table-cell>
          <table:table-cell office:value-type="float" office:value="693071020811" calcext:value-type="float">
            <text:p>693071020811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,50V</text:p>
          </table:table-cell>
          <table:table-cell office:value-type="string" calcext:value-type="string">
            <text:p>Capacitor_THT:CP_Radial_D6.3mm_P2.50mm</text:p>
          </table:table-cell>
          <table:table-cell office:value-type="float" office:value="860010573007" calcext:value-type="float">
            <text:p>860010573007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,63V</text:p>
          </table:table-cell>
          <table:table-cell office:value-type="string" calcext:value-type="string">
            <text:p>Capacitor_THT:CP_Radial_D6.3mm_P2.50mm</text:p>
          </table:table-cell>
          <table:table-cell office:value-type="float" office:value="860010773011" calcext:value-type="float">
            <text:p>860010773011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EmergencyWake.A1:EmergencyWake.F1048576">
          <table:sort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20:22:17.408327562</dc:date>
    <meta:editing-duration>PT5M47S</meta:editing-duration>
    <meta:editing-cycles>3</meta:editing-cycles>
    <meta:generator>LibreOffice/5.1.6.2$Linux_X86_64 LibreOffice_project/10m0$Build-2</meta:generator>
    <meta:document-statistic meta:table-count="1" meta:cell-count="56" meta:object-count="0"/>
  </office:meta>
</office:document-meta>
</file>